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2d8d" officeooo:paragraph-rsid="001b2d8d"/>
    </style:style>
    <style:style style:name="P2" style:family="paragraph" style:parent-style-name="Standard" style:master-page-name="Standard">
      <style:paragraph-properties style:page-number="auto" fo:break-before="page"/>
      <style:text-properties officeooo:rsid="001b2d8d" officeooo:paragraph-rsid="001b2d8d"/>
    </style:style>
    <style:style style:name="P3" style:family="paragraph" style:parent-style-name="Standard" style:master-page-name="Standard">
      <style:paragraph-properties style:page-number="auto" fo:break-before="page"/>
      <style:text-properties officeooo:rsid="001b2d8d" officeooo:paragraph-rsid="001b2d8d"/>
    </style:style>
    <style:style style:name="P4" style:family="paragraph" style:parent-style-name="Text_20_body">
      <style:paragraph-properties fo:line-height="150%"/>
      <style:text-properties officeooo:rsid="001e3a7a" officeooo:paragraph-rsid="002b5268"/>
    </style:style>
    <style:style style:name="P5" style:family="paragraph" style:parent-style-name="Title" style:master-page-name="First_20_Page">
      <style:paragraph-properties style:page-number="auto"/>
      <style:text-properties officeooo:rsid="0017a046" officeooo:paragraph-rsid="0017a046"/>
    </style:style>
    <style:style style:name="P6" style:family="paragraph" style:parent-style-name="Title" style:master-page-name="Index">
      <style:paragraph-properties style:page-number="auto" fo:break-before="page"/>
      <style:text-properties officeooo:rsid="00195ce5" officeooo:paragraph-rsid="00195ce5"/>
    </style:style>
    <style:style style:name="P7" style:family="paragraph" style:parent-style-name="Footer">
      <style:paragraph-properties fo:text-align="end" style:justify-single-word="false"/>
    </style:style>
    <style:style style:name="P8" style:family="paragraph" style:parent-style-name="Heading_20_1">
      <style:paragraph-properties fo:break-before="page"/>
      <style:text-properties officeooo:rsid="001c0d4b" officeooo:paragraph-rsid="001c0d4b"/>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officeooo:rsid="0021028b"/>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rona tytułowa</text:p>
      <text:p text:style-name="P6">strona tytułowa c.d.</text:p>
      <text:p text:style-name="P2"><text:bookmark-start text:name="__DdeLink__22_1063487600"/>Merytoryczna ocena pracy przez opiekuna:<text:bookmark-end text:name="__DdeLink__22_1063487600"/></text:p>
      <text:p text:style-name="P2">Merytoryczna ocena pracy przez recenzent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Spis treści</text:p>
          </text:index-title>
          <text:p text:style-name="P9"><text:a xlink:type="simple" xlink:href="#__RefHeading___Toc247_1063487600" text:style-name="Index_20_Link" text:visited-style-name="Index_20_Link">1. Wstęp<text:tab/>6</text:a></text:p>
        </text:index-body>
      </text:table-of-content>
      <text:p text:style-name="P1"/>
      <text:h text:style-name="P8" text:outline-level="1"><text:bookmark-start text:name="__RefHeading___Toc247_1063487600"/>1. Wstęp<text:bookmark-end text:name="__RefHeading___Toc247_1063487600"/></text:h>
      <text:p text:style-name="P4">Celem niniejszej pracy jest zaprojektowanie i zaimplementowanie od podstaw języka programowania z wbudowanym mechanizmem wzorca obserwatora. <text:span text:style-name="T1">Wzorzec ten jest bardzo przydatny w sytuacji gdy w naszym programie zachodzi relacja jeden do wielu pomiędzy obiektami. Wiele współczesnych języków programowania umożliwia zaimplementowanie tego wzorca, ale odbywa się to dodatkowym nakładem pracy ze strony programisty. Także czytelność takich rozwiązań jest niezadowalająca. Język BIO (taka jest nazwa opisywanego tutaj języka, pochodzi ona od pierwszych liter angielskich słów “built in observer” (tłum. wbudowany wzorzec obserwatora)) ułatwia proces tworzenia programów opartych o ten wzorzec dostarczając wbudowany mechanizm jego implementowania. Porównanie składni kilku współczesnych języków programowania i języka BIO w przypadku implementacji wzorca obserwatora znajduje się w rozdziale (TODO). Oprócz tego język BIO zawiera inne przydatne funkcjonalności ułatwiające pisanie w nim programów opisane w rozdziale (TODO). Pełne omówienie składni języka następuje w rozdziale (TODO). Sposób realizacji opisany został w rozdziale (TODO). Na końcu pracy w rozdziale (TODO) zostaje podany przykład instalacji, uruchomienia, a także dwa przykłady funkcjonalnoś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4.5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tyle="italic" style:font-style-asian="italic"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 fo:font-family="'Times New Roman'"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2.25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0.5pt" style:font-weight-asian="bold" style:font-size-complex="12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Times New Roman" fo:font-family="'Times New Roman'" style:font-family-generic="roman" style:font-pitch="variable"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6-11-03T00:36:01.165006578</meta:creation-date>
    <dc:date>2016-11-03T02:16:27.147125545</dc:date>
    <dc:creator>robert </dc:creator>
    <meta:editing-duration>PT55M5S</meta:editing-duration>
    <meta:editing-cycles>26</meta:editing-cycles>
    <meta:generator>LibreOffice/5.0.3.2$Linux_X86_64 LibreOffice_project/00m0$Build-2</meta:generator>
    <meta:document-statistic meta:table-count="0" meta:image-count="0" meta:object-count="0" meta:page-count="6" meta:paragraph-count="10" meta:word-count="184" meta:character-count="1403" meta:non-whitespace-character-count="1229"/>
  </office:meta>
</office:document-meta>
</file>